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style="italic" style:font-style-asian="italic" style:font-style-complex="italic"/>
    </style:style>
    <style:style style:name="T4" style:family="text">
      <style:text-properties fo:font-size="12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4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" svg:width="16.123cm" svg:height="14.486cm" svg:x="0.492cm" svg:y="0.965cm"><draw:text-box><text:p><text:span text:style-name="T1">CAS NUMÉRO 3:</text:span><text:span text:style-name="T2"> </text:span></text:p><text:p><text:span text:style-name="T2">Nom : Préparation commande (package « Interface Boutique »)</text:span></text:p><text:p><text:span text:style-name="T2">Acteur : Pizzaiolo </text:span></text:p><text:p><text:span text:style-name="T2">Description : Le pizzaiolo doit pouvoir préparer la commande à partir des informations à disposition</text:span></text:p><text:p><text:span text:style-name="T2">Auteur : Otman ANDOUR</text:span></text:p><text:p><text:span text:style-name="T2">Date : 03/11/2018</text:span></text:p><text:p><text:span text:style-name="T2">Pré-conditions :Une commande client doit avoir été validée.</text:span></text:p><text:p><text:span text:style-name="T2">Démarrage : Le pizzaiolo a choisi la page « Préparation commande »</text:span></text:p><text:p><text:span text:style-name="T1"/></text:p><text:p><text:span text:style-name="T1">DESCRIPTION </text:span></text:p><text:p><text:span text:style-name="T3">Le scénario nominal </text:span></text:p><text:p><text:span text:style-name="T2">1. Le système appelle le cas d’utilisation interne « Réception commande »</text:span></text:p><text:p><text:span text:style-name="T2">2. Le système affiche la commande à préparer</text:span></text:p><text:p><text:span text:style-name="T2">3. Le système appelle le cas d’utilisation interne « Affichage des recettes »</text:span></text:p><text:p><text:span text:style-name="T2">4. Le système affiche les recettes des pizzas de la commande</text:span></text:p><text:p><text:span text:style-name="T2">5. Le pizzaiolo prépare la commande</text:span></text:p><text:p><text:span text:style-name="T2">6. Le pizzaiolo valide la préparation </text:span></text:p><text:p><text:span text:style-name="T2">7. Le système appelle le cas d’utilisation interne « Validation préparation » <text:s text:c="2"/></text:span></text:p><text:p><text:span text:style-name="T4"/></text:p><text:p><text:span text:style-name="T4">FIN</text:span></text:p><text:p><text:span text:style-name="T2">Scénario nominal : Au point 7 après validation de la commande</text:span></text:p><text:p><text:span text:style-name="T1"/></text:p><text:p><text:span text:style-name="T1">POST CONDITIONS</text:span></text:p><text:p><text:span text:style-name="T2">Scénario nominal : La commande passe à l’état « Prête à livrer » et est ajoutée à la liste des pizzas à livrer. </text:span></text:p><text:p><text:span text:style-name="T2"/></text:p><text:p><text:span text:style-name="T2"/></text:p><text:p><text:span text:style-name="T2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36:48.861000000</meta:creation-date>
    <dc:date>2018-11-05T15:44:20.345000000</dc:date>
    <meta:editing-duration>PT5M31S</meta:editing-duration>
    <meta:editing-cycles>3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